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0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New"/>
    </style:style>
    <style:style style:name="T3" style:family="text">
      <style:text-properties style:font-name="Liberation Serif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isie d'une direction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31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Saisie d’une direction au clavier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Le serpent est en mouvem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un caractère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string" calcext:value-type="string">
            <text:p>caractère ‘a’</text:p>
          </table:table-cell>
          <table:table-cell table:style-name="ce29" office:value-type="string" calcext:value-type="string">
            <text:p>fin d’exécution, le programme s’arrête</text:p>
          </table:table-cell>
          <table:table-cell table:style-name="ce4" office:value-type="string" calcext:value-type="string">
            <text:p>le programme s’arrete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22" office:value-type="string" calcext:value-type="string">
            <text:p>'f’</text:p>
          </table:table-cell>
          <table:table-cell table:style-name="ce29" office:value-type="string" calcext:value-type="string">
            <text:p>caractère non pris en compte ; le serpent continue dans la même direction</text:p>
          </table:table-cell>
          <table:table-cell table:style-name="ce4" office:value-type="string" calcext:value-type="string">
            <text:p>le programme continue sans rien changer la direction du serpent reste inchanger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24" office:value-type="string" calcext:value-type="string">
            <text:p>'<text:span text:style-name="T1">Q</text:span>’</text:p>
          </table:table-cell>
          <table:table-cell table:style-name="ce29" office:value-type="string" calcext:value-type="string">
            <text:p>caractère non pris en compte ; le serpent continue dans la même direction</text:p>
          </table:table-cell>
          <table:table-cell table:style-name="ce13" office:value-type="string" calcext:value-type="string">
            <text:p>le serpent reste dans la meme direction</text:p>
          </table:table-cell>
          <table:table-cell table:style-name="ce13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4</text:p>
          </table:table-cell>
          <table:table-cell table:style-name="ce23" office:value-type="string" calcext:value-type="string">
            <text:p>caractère <text:span text:style-name="T2">‘q’</text:span></text:p>
          </table:table-cell>
          <table:table-cell table:style-name="ce29" office:value-type="string" calcext:value-type="string">
            <text:p><text:span text:style-name="T3">si le serpent est en train de se déplacer</text:span> vers la droite, le caractère n’est pas pris en compte</text:p>
          </table:table-cell>
          <table:table-cell table:style-name="ce35" office:value-type="string" calcext:value-type="string">
            <text:p>si le serpent est en train de se déplacer vers la droite, le caractère n’est pas pris en compte</text:p>
          </table:table-cell>
          <table:table-cell table:style-name="ce9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5</text:p>
          </table:table-cell>
          <table:table-cell table:style-name="ce23" office:value-type="string" calcext:value-type="string">
            <text:p>caractère <text:span text:style-name="T2">‘q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a droite, le serpent est dirigé vers la gauche</text:p>
          </table:table-cell>
          <table:table-cell table:style-name="ce35" office:value-type="string" calcext:value-type="string">
            <text:p>si le serpent n’est pas en train de se déplacer vers la droite, le serpent est dirigé vers la gauche</text:p>
          </table:table-cell>
          <table:table-cell table:style-name="ce9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6</text:p>
          </table:table-cell>
          <table:table-cell table:style-name="ce23" office:value-type="string" calcext:value-type="string">
            <text:p>caractère <text:span text:style-name="T2">‘z’</text:span></text:p>
          </table:table-cell>
          <table:table-cell table:style-name="ce29" office:value-type="string" calcext:value-type="string">
            <text:p><text:span text:style-name="T3">si le serpent est en train de se déplacer</text:span> vers le bas, le caractère n’est pas pris en compte</text:p>
          </table:table-cell>
          <table:table-cell table:style-name="ce35" office:value-type="string" calcext:value-type="string">
            <text:p>si le serpent est en train de se déplacer vers le bas, le caractère n’est pas pris en compte</text:p>
          </table:table-cell>
          <table:table-cell table:style-name="ce9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7</text:p>
          </table:table-cell>
          <table:table-cell table:style-name="ce23" office:value-type="string" calcext:value-type="string">
            <text:p>caractère <text:span text:style-name="T2">‘z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e bas, le serpent est dirigé vers le haut</text:p>
          </table:table-cell>
          <table:table-cell table:style-name="ce35" office:value-type="string" calcext:value-type="string">
            <text:p>si le serpent n’est pas en train de se déplacer vers le bas, le serpent est dirigé vers le haut</text:p>
          </table:table-cell>
          <table:table-cell table:style-name="ce9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8</text:p>
          </table:table-cell>
          <table:table-cell table:style-name="ce23" office:value-type="string" calcext:value-type="string">
            <text:p>caractère <text:span text:style-name="T2">‘s’</text:span></text:p>
          </table:table-cell>
          <table:table-cell table:style-name="ce29" office:value-type="string" calcext:value-type="string">
            <text:p><text:span text:style-name="T3">si le serpent est en train de se déplacer</text:span> vers le haut, le caractère n’est pas pris en compte</text:p>
          </table:table-cell>
          <table:table-cell table:style-name="ce35" office:value-type="string" calcext:value-type="string">
            <text:p>si le serpent est en train de se déplacer vers le haut, le caractère n’est pas pris en compte</text:p>
          </table:table-cell>
          <table:table-cell table:style-name="ce9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9</text:p>
          </table:table-cell>
          <table:table-cell table:style-name="ce23" office:value-type="string" calcext:value-type="string">
            <text:p>caractère <text:span text:style-name="T2">‘s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e haut, le serpent est dirigé vers le bas</text:p>
          </table:table-cell>
          <table:table-cell table:style-name="ce35" office:value-type="string" calcext:value-type="string">
            <text:p>si le serpent n’est pas en train de se déplacer vers le haut, le serpent est dirigé vers le bas</text:p>
          </table:table-cell>
          <table:table-cell table:style-name="ce9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10</text:p>
          </table:table-cell>
          <table:table-cell table:style-name="ce23" office:value-type="string" calcext:value-type="string">
            <text:p>caractère <text:span text:style-name="T2">‘d’</text:span></text:p>
          </table:table-cell>
          <table:table-cell table:style-name="ce29" office:value-type="string" calcext:value-type="string">
            <text:p><text:span text:style-name="T3">si le serpent est en train de se déplacer</text:span> vers la gauche, le caractère n’est pas pris en compte</text:p>
          </table:table-cell>
          <table:table-cell table:style-name="ce35" office:value-type="string" calcext:value-type="string">
            <text:p>si le serpent est en train de se déplacer vers la gauche, le caractère n’est pas pris en compte</text:p>
          </table:table-cell>
          <table:table-cell table:style-name="ce9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11</text:p>
          </table:table-cell>
          <table:table-cell table:style-name="ce23" office:value-type="string" calcext:value-type="string">
            <text:p>caractère <text:span text:style-name="T2">‘d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a gauche, le serpent est dirigé vers la droite</text:p>
          </table:table-cell>
          <table:table-cell table:style-name="ce35" office:value-type="string" calcext:value-type="string">
            <text:p>si le serpent n’est pas en train de se déplacer vers la gauche, le serpent est dirigé vers la droite</text:p>
          </table:table-cell>
          <table:table-cell table:style-name="ce9" office:value-type="string" calcext:value-type="string">
            <text:p>oui</text:p>
          </table:table-cell>
          <table:table-cell table:number-columns-repeated="1018"/>
        </table:table-row>
        <table:table-row table:style-name="ro5">
          <table:table-cell table:style-name="ce21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>
          <table:table-cell table:style-name="ce9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 style:data-style-name="N2" text:time-value="13:04:37.9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8.2$Windows_X86_64 LibreOffice_project/f718d63693263970429a68f568db6046aaa9df01</meta:generator>
    <dc:date>2024-11-08T13:09:57.360000000</dc:date>
    <meta:editing-duration>PT1H7M39S</meta:editing-duration>
    <meta:editing-cycles>19</meta:editing-cycles>
    <meta:document-statistic meta:table-count="1" meta:cell-count="66" meta:object-count="0"/>
  </office:meta>
</office:document-meta>
</file>